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ResultDataAccessException.EmptyResultDataAccessException( String msg , int expectedSiz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ResultDataAccessException.EmptyResultDataAccessException( int expect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ResultDataAccessException.EmptyResultDataAccessException( String msg , int expect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